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1D00000131D477482FAAE098F9.png" manifest:media-type="image/png"/>
  <manifest:file-entry manifest:full-path="Pictures/100000000000021A00000136C2984DCBFBB77AE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Shape 54" draw:style-name="gr1" draw:text-style-name="P1" draw:layer="layout" svg:width="1.941cm" svg:height="2.834cm" svg:x="4cm" svg:y="1.981cm">
          <text:p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Shape 55" draw:style-name="gr1" draw:text-style-name="P1" draw:layer="layout" svg:width="2.271cm" svg:height="2.602cm" draw:transform="rotate (-1.5707963267949) translate (6.603cm 7.613cm)">
          <text:p/>
          <draw:enhanced-geometry draw:mirror-horizontal="false" draw:mirror-vertical="false" draw:text-areas="?f8 ?f10 ?f11 ?f14" svg:viewBox="0 0 0 0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Shape 56" draw:style-name="gr2" draw:text-style-name="P2" draw:layer="layout" svg:width="1.28cm" svg:height="0.008cm" svg:x="6.603cm" svg:y="8.748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57" draw:style-name="gr3" draw:text-style-name="P2" draw:layer="layout" svg:width="4.028cm" svg:height="2.321cm" svg:x="8.039cm" svg:y="2.457cm">
          <draw:image xlink:href="Pictures/100000000000021A00000136C2984DCBFBB77AE6.png" xlink:type="simple" xlink:show="embed" xlink:actuate="onLoad">
            <text:p/>
          </draw:image>
        </draw:frame>
        <draw:frame draw:name="Shape 58" draw:style-name="gr3" draw:text-style-name="P2" draw:layer="layout" svg:width="4.028cm" svg:height="2.271cm" svg:x="8.039cm" svg:y="7.768cm">
          <draw:image xlink:href="Pictures/100000000000021D00000131D477482FAAE098F9.png" xlink:type="simple" xlink:show="embed" xlink:actuate="onLoad">
            <text:p/>
          </draw:image>
        </draw:frame>
        <draw:custom-shape draw:name="Shape 59" draw:style-name="gr4" draw:text-style-name="P4" draw:layer="layout" svg:width="1.941cm" svg:height="2.271cm" svg:x="4cm" svg:y="2.482cm">
          <text:p text:style-name="P3"><text:span text:style-name="T1">Historical prices of sto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4" draw:text-style-name="P4" draw:layer="layout" svg:width="2.291cm" svg:height="1.592cm" svg:x="4.156cm" svg:y="7.952cm">
          <text:p text:style-name="P3"><text:span text:style-name="T1">Generator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4" draw:text-style-name="P4" draw:layer="layout" svg:width="2.096cm" svg:height="0.673cm" svg:x="1.069cm" svg:y="8.249cm">
          <text:p text:style-name="P3"><text:span text:style-name="T1">X~N(0,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2" draw:text-style-name="P2" draw:layer="layout" svg:width="0.835cm" svg:height="0.008cm" svg:x="3.165cm" svg:y="8.7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3" draw:style-name="gr2" draw:text-style-name="P2" draw:layer="layout" svg:width="2.096cm" svg:height="0.001cm" svg:x="5.942cm" svg:y="3.6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4" draw:style-name="gr1" draw:text-style-name="P1" draw:layer="layout" svg:width="2.271cm" svg:height="2.602cm" draw:transform="rotate (-1.5707963267949) translate (17.65cm 4.995cm)">
          <text:p/>
          <draw:enhanced-geometry draw:mirror-horizontal="false" draw:mirror-vertical="false" draw:text-areas="?f8 ?f10 ?f11 ?f14" svg:viewBox="0 0 0 0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Shape 65" draw:style-name="gr2" draw:text-style-name="P2" draw:layer="layout" svg:width="0.762cm" svg:height="0.001cm" svg:x="17.65cm" svg:y="6.1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6" draw:style-name="gr4" draw:text-style-name="P4" draw:layer="layout" svg:width="2.291cm" svg:height="1.592cm" svg:x="15.203cm" svg:y="5.334cm">
          <text:p text:style-name="P3"><text:span text:style-name="T1">Discriminator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2" draw:text-style-name="P2" draw:layer="layout" svg:width="0.835cm" svg:height="0.008cm" svg:x="14.213cm" svg:y="6.1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8" draw:style-name="gr2" draw:text-style-name="P2" draw:layer="layout" svg:width="2.978cm" svg:height="2.512cm" svg:x="12.069cm" svg:y="3.617cm">
          <text:p/>
          <draw:enhanced-geometry draw:mirror-horizontal="false" draw:mirror-vertical="false" draw:text-areas="0 0 ?f2 ?f3" svg:viewBox="0 0 0 0" draw:type="ooxml-bentConnector3" draw:modifiers="5000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69" draw:style-name="gr2" draw:text-style-name="P2" draw:layer="layout" svg:width="2.978cm" svg:height="2.772cm" draw:transform="rotate (-3.14159265358979) translate (15.048cm 8.904cm)">
          <text:p/>
          <draw:enhanced-geometry draw:mirror-horizontal="true" draw:mirror-vertical="false" draw:text-areas="0 0 ?f2 ?f3" svg:viewBox="0 0 0 0" draw:type="ooxml-bentConnector3" draw:modifiers="5000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70" draw:style-name="gr4" draw:text-style-name="P4" draw:layer="layout" svg:width="3.247cm" svg:height="0.957cm" svg:x="18.413cm" svg:y="5.652cm">
          <text:p text:style-name="P3"><text:span text:style-name="T1">Real / Genera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5" draw:layer="layout" svg:width="16.933cm" svg:height="9.524cm" svg:x="1.059cm" svg:y="1.905cm" draw:page-number="1" presentation:class="page"/>
          <draw:frame draw:name="Shape 5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7"/>
    <meta:generator>LibreOfficeDev/5.1.0.3$Linux_X86_64 LibreOffice_project/</meta:generator>
  </office:meta>
</office:document-meta>
</file>